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4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="WenQuanYi Micro Hei" fo:font-size="14pt" fo:font-style="normal" fo:font-weight="normal"/>
    </style:style>
    <style:style style:name="T3" style:family="text">
      <style:text-properties style:font-name="WenQuanYi Micro Hei" fo:font-size="10pt" fo:font-style="normal" fo:font-weight="normal"/>
    </style:style>
    <style:style style:name="T4" style:family="text">
      <style:text-properties style:font-name-asian="WenQuanYi Micro Hei" style:font-size-asian="15pt" style:font-style-asian="normal" style:font-weight-asian="normal"/>
    </style:style>
    <style:style style:name="T5" style:family="text">
      <style:text-properties style:font-name-asian="WenQuanYi Micro Hei" style:font-size-asian="14pt" style:font-style-asian="normal" style:font-weight-asian="normal"/>
    </style:style>
    <style:style style:name="T6" style:family="text">
      <style:text-properties officeooo:rsid="001fe151"/>
    </style:style>
    <style:style style:name="T7" style:family="text">
      <style:text-properties style:font-name="文泉驛微米黑" style:font-name-asian="文泉驛微米黑"/>
    </style:style>
    <style:style style:name="T8" style:family="text">
      <style:text-properties style:font-name="文泉驛微米黑" fo:font-size="8pt" style:font-name-asian="文泉驛微米黑" style:font-size-asian="8pt" style:font-size-complex="8pt"/>
    </style:style>
    <style:style style:name="T9" style:family="text"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10" style:family="text">
      <style:text-properties fo:font-variant="normal" fo:text-transform="none" fo:color="#000000" fo:letter-spacing="normal" style:font-name-asian="WenQuanYi Micro Hei" style:font-size-asian="14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伊毋是應好伊欲參加比賽？</text:p>
      <text:p text:style-name="P5">I m̄ sī ìn hó i beh tsham-ka pí-sài?</text:p>
      <text:p text:style-name="Text_20_body"/>
      <text:p text:style-name="P3">伊若毋去就莫共勉強。</text:p>
      <text:p text:style-name="P5">I nā m̄ khì tō mài kā bián-kióng.</text:p>
      <text:p text:style-name="Text_20_body"/>
      <text:p text:style-name="P3">你攏毋認真讀冊。</text:p>
      <text:p text:style-name="P5">Lí lóng m̄ jīn-tsin tha̍k-tsheh.</text:p>
      <text:p text:style-name="Text_20_body"/>
      <text:p text:style-name="P3">毋好好仔拍拚趁錢，以後欲按怎綴人出頭天？</text:p>
      <text:p text:style-name="P5">M̄ hó-hó-á phah-piànn thàn-tsînn, í-āu beh án-tsuánn tuè lâng tshut-thâu-thinn?</text:p>
      <text:p text:style-name="Text_20_body"/>
      <text:p text:style-name="P3">莫閣佮我囉嗦。</text:p>
      <text:p text:style-name="P5">Mài koh kah guá lo-so.</text:p>
      <text:p text:style-name="Text_20_body"/>
      <text:p text:style-name="P3">暫時莫佮我講話。</text:p>
      <text:p text:style-name="P5">Tsiām-sî mài kah guá kóng-uē.</text:p>
      <text:p text:style-name="Text_20_body"/>
      <text:p text:style-name="P3">伊行無幾步路就喝跤痠。</text:p>
      <text:p text:style-name="P5">I kiânn bô kuí pōo lōo tō huah kha sng.</text:p>
      <text:p text:style-name="Text_20_body"/>
      <text:p text:style-name="P3">我物件食袂了欲按怎？敢會使提去冰？</text:p>
      <text:p text:style-name="P5">Guá mi̍h-kiānn tsia̍h bē liáu beh án-tsuánn? Kám ē-sái the̍h-khì ping?</text:p>
      <text:p text:style-name="Text_20_body"/>
      <text:p text:style-name="P3">伊無看電視。</text:p>
      <text:p text:style-name="P5">I bô khuànn tiān-sī.</text:p>
      <text:p text:style-name="Text_20_body"/>
      <text:p text:style-name="Text_20_body"/>
      <text:p text:style-name="P3"><text:soft-page-break/>伊看無電視。</text:p>
      <text:p text:style-name="P5">I khuànn bô tiān-sī.</text:p>
      <text:p text:style-name="Text_20_body"/>
      <text:p text:style-name="P3">伊無電視看。</text:p>
      <text:p text:style-name="P5">I bô tiān-sī khuànn.</text:p>
      <text:p text:style-name="Text_20_body"/>
      <text:p text:style-name="P3">阿共仔袂拍過來。</text:p>
      <text:p text:style-name="P5">A-kiōng--á bē phah--kuè-lâi.</text:p>
      <text:p text:style-name="Text_20_body"/>
      <text:p text:style-name="P3">阿共仔拍袂過來。</text:p>
      <text:p text:style-name="P5">A-kiōng--á phah bē kuè--lâi.</text:p>
      <text:p text:style-name="Text_20_body"/>
      <text:p text:style-name="P3">伊請我無兩擺就反悔矣。</text:p>
      <text:p text:style-name="P5">I tshiánn guá bô nn̄g pái tō huán-hué--ah.</text:p>
      <text:p text:style-name="Text_20_body"/>
      <text:p text:style-name="P3">這條面巾用無兩三工就有臭汗酸。</text:p>
      <text:p text:style-name="P5">Tsit tiâu bīn-kin iōng bô nn̄g-sann kang tō ū tshàu-kuānn-sng.</text:p>
      <text:p text:style-name="Text_20_body"/>
      <text:p text:style-name="P3">舊年規家伙仔攏無佇台北。</text:p>
      <text:p text:style-name="P5">Kū-nî kui-ke-hué-á lóng bô tī Tâi-pak.</text:p>
      <text:p text:style-name="Text_20_body"/>
      <text:p text:style-name="P3">我無想著會發生這款悲劇。</text:p>
      <text:p text:style-name="P5">Guá bô siūnn-tio̍h ē huat-sing tsit khuán pi-kio̍k.</text:p>
      <text:p text:style-name="Text_20_body"/>
      <text:p text:style-name="P4"><text:span text:style-name="T5">我無想著會因為著我（</text:span><text:span text:style-name="T2">guá#</text:span><text:span text:style-name="T5">），發生這款悲劇。</text:span></text:p>
      <text:p text:style-name="P5">Guá bô siūnn-tio̍h ē in-uī tio̍h guá#, huat-sing tsit khuán pi-kio̍k.</text:p>
      <text:p text:style-name="Text_20_body"/>
      <text:p text:style-name="P4"><text:span text:style-name="T5"/></text:p>
      <text:p text:style-name="P4"><text:soft-page-break/><text:span text:style-name="T5">我</text:span><text:span text:style-name="T2">tsâng</text:span><text:span text:style-name="T5">無烏白亂食。</text:span></text:p>
      <text:p text:style-name="P5">Guá tsâng bô oo-pe̍h luān tsia̍h.</text:p>
      <text:p text:style-name="Text_20_body"/>
      <text:p text:style-name="P4"><text:span text:style-name="T5">我</text:span><text:span text:style-name="T2">peh</text:span><text:span text:style-name="T5">無遮懸。</text:span></text:p>
      <text:p text:style-name="P5">Guá peh bô tsiah kuân.</text:p>
      <text:p text:style-name="Text_20_body"/>
      <text:p text:style-name="P3">佇學校交無朋友。</text:p>
      <text:p text:style-name="P5">Tī ha̍k-hāu kau bô pîng-iú.</text:p>
      <text:p text:style-name="Text_20_body"/>
      <text:p text:style-name="P3">黃先生有佇咧無？</text:p>
      <text:p text:style-name="P5">N̂g--sian-sinn ū tī--leh--bô?</text:p>
      <text:p text:style-name="Text_20_body"/>
      <text:p text:style-name="P3">敢講你已經無愛我矣？</text:p>
      <text:p text:style-name="P5">Kám-kóng lí í-king bô ài--guá--ah?</text:p>
      <text:p text:style-name="Text_20_body"/>
      <text:p text:style-name="P3">伊毋聽就是毋聽，咱嘛無伊法。</text:p>
      <text:p text:style-name="P5">I m̄ thiann tō sī m̄ thiann, lán mā bô-i-huat.</text:p>
      <text:p text:style-name="Text_20_body"/>
      <text:p text:style-name="P3">地動偌大咧，你毋緊覕佇桌仔邊是咧想啥？</text:p>
      <text:p text:style-name="P5">Tē-tāng guā tuā--leh, lí m̄ kín bih tī toh-á-pinn sī teh siūnn siannh?</text:p>
      <text:p text:style-name="Text_20_body"/>
      <text:p text:style-name="P4"><text:span text:style-name="T5">索仔</text:span><text:span text:style-name="T2">thài</text:span><text:span text:style-name="T5">會毋斷？</text:span></text:p>
      <text:p text:style-name="P5">Soh-á thài-ē m̄ tn̄g?</text:p>
      <text:p text:style-name="Text_20_body"/>
      <text:p text:style-name="P4"><text:span text:style-name="T5">索仔</text:span><text:span text:style-name="T2">thài</text:span><text:span text:style-name="T5">會無斷？</text:span></text:p>
      <text:p text:style-name="P5">Soh-á thài-ē bô tn̄g?</text:p>
      <text:p text:style-name="Text_20_body"/>
      <text:p text:style-name="P3"/>
      <text:p text:style-name="P3"><text:soft-page-break/>警察哪會毋放人？</text:p>
      <text:p text:style-name="P5">Kíng-tshat ná-ē m̄ pàng lâng?</text:p>
      <text:p text:style-name="Text_20_body"/>
      <text:p text:style-name="P3">伊毋捌來過韓國。</text:p>
      <text:p text:style-name="P5">I m̄ bat lâi-kuè Hân-kok.</text:p>
      <text:p text:style-name="Text_20_body"/>
      <text:p text:style-name="P3">恁某敢知影你著愛國彩券？</text:p>
      <text:p text:style-name="P5">Lín bóo kám tsai-iánn lí tio̍h ài-kok-tshái-kuàn?</text:p>
      <text:p text:style-name="Text_20_body"/>
      <text:p text:style-name="P4"><text:span text:style-name="T5">你敢知影恁</text:span><text:span text:style-name="T2">ang</text:span><text:span text:style-name="T5">佇外口有查某？</text:span></text:p>
      <text:p text:style-name="P5">Lí kám tsai-iánn lín ang tī guā-kháu ū tsa-bóo?</text:p>
      <text:p text:style-name="Text_20_body"/>
      <text:p text:style-name="P3">恁姼仔欲去抑是毋去？</text:p>
      <text:p text:style-name="P5">Lín tshit-á beh khì ia̍h-sī m̄ khì?</text:p>
      <text:p text:style-name="Text_20_body"/>
      <text:p text:style-name="P3">恁厝內人知影你偷人物件抑是毋知影？</text:p>
      <text:p text:style-name="P5">Lín tshù-lāi-lâng tsai-iánn lí thau lâng mi̍h-kiānn ia̍h-sī m̄ tsai-iánn?</text:p>
      <text:p text:style-name="Text_20_body"/>
      <text:p text:style-name="P3">想會通想袂通攏無要緊，乖乖聽頭家的話就著啊。</text:p>
      <text:p text:style-name="P5">Siūnn ē thong siūnn bē thong lóng bô iàu-kín, hó-hó thiann thâu-ke ê uē tō tio̍h--ah.</text:p>
      <text:p text:style-name="Text_20_body"/>
      <text:p text:style-name="P3">伊猶未來。</text:p>
      <text:p text:style-name="P5">I iáu-bē lâi.</text:p>
      <text:p text:style-name="Text_20_body"/>
      <text:p text:style-name="P3">我猶未揣著。</text:p>
      <text:p text:style-name="P5">Guá iáu-bē tshuē--tio̍h.</text:p>
      <text:p text:style-name="Text_20_body"/>
      <text:p text:style-name="P3"/>
      <text:p text:style-name="P3"><text:soft-page-break/>逐家攏猶未食了。</text:p>
      <text:p text:style-name="P5">Ta̍k-ke lóng iáu-bē tsia̍h-liáu.</text:p>
      <text:p text:style-name="Text_20_body"/>
      <text:p text:style-name="P3">猶未到美國，伊就咧開始煩惱愛買啥物禮物送予女朋友。</text:p>
      <text:p text:style-name="P5">Iáu-buē kàu Bí-kok, i tō teh khai-sí huân-ló ài bé siánn-mi̍h lé-bu̍t sàng hōo lú-pîng-iú.</text:p>
      <text:p text:style-name="Text_20_body"/>
      <text:p text:style-name="P3">柑仔猶未紅，食著酸酸。</text:p>
      <text:p text:style-name="P5">Kam-á iáu-bē âng, tsia̍h-tio̍h sng-sng.</text:p>
      <text:p text:style-name="Text_20_body"/>
      <text:p text:style-name="P3">我一講伊考無好，伊就見笑轉受氣矣。</text:p>
      <text:p text:style-name="P5">Guá tsi̍t kóng i khó bô hó, i tō kiàn-siàu tńg siū-khì--ah.</text:p>
      <text:p text:style-name="Text_20_body"/>
      <text:p text:style-name="P3">橫直按怎講攏講袂聽，我已經無步矣。</text:p>
      <text:p text:style-name="P5">Huînn-ti̍t án-tsuánn kóng lóng kóng bē thiann, guá í-king bô-pōo--ah.</text:p>
      <text:p text:style-name="Text_20_body"/>
      <text:p text:style-name="P3">橫直你按怎講伊攏講袂聽，我已經無啥想欲插伊矣。</text:p>
      <text:p text:style-name="P5">Huînn-ti̍t lí án-tsuánn kóng i lóng-kóng bē thiann, guá í-king bô siánn siūnn beh tshah--i--ah.</text:p>
      <text:p text:style-name="Text_20_body"/>
      <text:p text:style-name="P3">你千萬毋通共人講我中一億。</text:p>
      <text:p text:style-name="P5">Lí tshian-bān m̄-thang kā lâng kóng guá tiòng tsi̍t-ik.</text:p>
      <text:p text:style-name="Text_20_body"/>
      <text:p text:style-name="P3">是共你當做兄弟才講的，這筆生理你千萬毋通共別人講。</text:p>
      <text:p text:style-name="P5">Sī kā lí tòng-tsò hiann-tī tsiah kóng--ê, tsit pit sing-lí lí tshian-bān m̄-thang kā pa̍t-lâng kóng.</text:p>
      <text:p text:style-name="Text_20_body"/>
      <text:p text:style-name="P3">人毋知影你欲來，無我就妝較媠咧。</text:p>
      <text:p text:style-name="P5">Lâng m̄ tsai-iánn lí beh lâi, bô guá tō tsng khah suí--leh.</text:p>
      <text:p text:style-name="Text_20_body"/>
      <text:p text:style-name="Text_20_body"/>
      <text:p text:style-name="P4"><text:soft-page-break/><text:span text:style-name="T5">你提啥</text:span><text:span text:style-name="T2">kah</text:span><text:span text:style-name="T5">人比？</text:span></text:p>
      <text:p text:style-name="P5">Lí the̍h siannh kah lâng pí?</text:p>
      <text:p text:style-name="Text_20_body"/>
      <text:p text:style-name="P3">無食過遮爾好食的。</text:p>
      <text:p text:style-name="P5">Bô tsia̍h-kuè tsiah-ní hó-tsia̍h--ê.</text:p>
      <text:p text:style-name="Text_20_body"/>
      <text:p text:style-name="P3">煞毋知咧嫌薪水傷少。</text:p>
      <text:p text:style-name="P5">Suah m̄ tsai teh hiâm sin-suí siunn tsió.</text:p>
      <text:p text:style-name="Text_20_body"/>
      <text:p text:style-name="P3">哪會咧無歡喜？</text:p>
      <text:p text:style-name="P5">Ná-ē teh bô huann-hí?</text:p>
      <text:p text:style-name="Text_20_body"/>
      <text:p text:style-name="P3">免你家婆。</text:p>
      <text:p text:style-name="P5">Bián lí ke-pô.</text:p>
      <text:p text:style-name="Text_20_body"/>
      <text:p text:style-name="P3">阮遮毋免你家婆。</text:p>
      <text:p text:style-name="P5">Gún tsia m̄-bián lí ke-pô.</text:p>
      <text:p text:style-name="Text_20_body"/>
      <text:p text:style-name="P3">假使免做兵偌好咧。</text:p>
      <text:p text:style-name="P5">Ká-sú bián tsò-ping guā hó--leh.</text:p>
      <text:p text:style-name="Text_20_body"/>
      <text:p text:style-name="P3">若免上班就有錢我隨辭頭路。</text:p>
      <text:p text:style-name="P5">Nā bián siōng-pan tō ū-tsînn guá suî sî-thâu-lōo.</text:p>
      <text:p text:style-name="Text_20_body"/>
      <text:p text:style-name="P3">袂當偷食步。</text:p>
      <text:p text:style-name="P5">Bē-tàng thau-tsia̍h-pōo.</text:p>
      <text:p text:style-name="Text_20_body"/>
      <text:p text:style-name="P6"><text:span text:style-name="T10">無要緊。</text:span><text:span text:style-name="T9">Bô iàu-kín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否定句 -- <text:page-number text:select-page="current">6</text:page-number></text:p>
      </style:header>
      <style:footer>
        <text:p text:style-name="Footer"><text:span text:style-name="MT1">否定句 --</text:span>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1:18:53.068688018</meta:creation-date>
    <dc:date>2018-10-26T11:25:36.451624907</dc:date>
    <meta:editing-duration>PT6M43S</meta:editing-duration>
    <meta:editing-cycles>1</meta:editing-cycles>
    <meta:document-statistic meta:table-count="0" meta:image-count="0" meta:object-count="0" meta:page-count="6" meta:paragraph-count="111" meta:word-count="1039" meta:character-count="2880" meta:non-whitespace-character-count="2540"/>
    <meta:generator>LibreOffice/5.1.6.2$Linux_X86_64 LibreOffice_project/10m0$Build-2</meta:generator>
  </office:meta>
</office:document-meta>
</file>